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40.04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168.01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24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124"/>
  </office:automatic-styles>
  <office:body>
    <office:spreadsheet>
      <table:calculation-settings table:automatic-find-labels="false"/>
      <table:table table:name="MK1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ce4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number-columns-repeated="4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Default" office:value-type="string" calcext:value-type="string">
            <text:p>price for 1</text:p>
          </table:table-cell>
          <table:table-cell table:style-name="Default" office:value-type="string" calcext:value-type="string">
            <text:p>price for 10</text:p>
          </table:table-cell>
          <table:table-cell table:style-name="Default" office:value-type="string" calcext:value-type="string">
            <text:p>price for 100</text:p>
          </table:table-cell>
          <table:table-cell table:style-name="Default" office:value-type="string" calcext:value-type="string">
            <text:p>price for 1000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Default" office:value-type="string" calcext:value-type="string">
            <text:p>sum for 1</text:p>
          </table:table-cell>
          <table:table-cell table:style-name="Default" office:value-type="string" calcext:value-type="string">
            <text:p>sum for 10</text:p>
          </table:table-cell>
          <table:table-cell table:style-name="Default" office:value-type="string" calcext:value-type="string">
            <text:p>sum for 100</text:p>
          </table:table-cell>
          <table:table-cell table:style-name="Default" office:value-type="string" calcext:value-type="string">
            <text:p>sum for 1000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eeed Fusion 1.6mm 1oz. ENIG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currency" office:currency="EUR" office:value="6.5" calcext:value-type="currency">
            <text:p>6.50 €</text:p>
          </table:table-cell>
          <table:table-cell office:value-type="currency" office:currency="EUR" office:value="3.66" calcext:value-type="currency">
            <text:p>3.66 €</text:p>
          </table:table-cell>
          <table:table-cell office:value-type="currency" office:currency="EUR" office:value="2.49" calcext:value-type="currency">
            <text:p>2.49 €</text:p>
          </table:table-cell>
          <table:table-cell office:value-type="string" calcext:value-type="string">
            <text:p>Seeed</text:p>
          </table:table-cell>
          <table:table-cell office:value-type="string" calcext:value-type="string">
            <text:p>https://www.seeedstudio.com/fusion_pcb.html</text:p>
          </table:table-cell>
          <table:table-cell/>
          <table:table-cell table:formula="of:=[.D2]*[.G2]" office:value-type="currency" office:currency="EUR" office:value="10" calcext:value-type="currency">
            <text:p>10.00 €</text:p>
          </table:table-cell>
          <table:table-cell table:formula="of:=[.D2]*[.H2]" office:value-type="currency" office:currency="EUR" office:value="6.5" calcext:value-type="currency">
            <text:p>6.50 €</text:p>
          </table:table-cell>
          <table:table-cell table:formula="of:=[.D2]*[.I2]" office:value-type="currency" office:currency="EUR" office:value="3.66" calcext:value-type="currency">
            <text:p>3.66 €</text:p>
          </table:table-cell>
          <table:table-cell table:formula="of:=[.D2]*[.J2]" office:value-type="currency" office:currency="EUR" office:value="2.49" calcext:value-type="currency">
            <text:p>2.4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Raspberry_Pi_B_Mounting_H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B_Mounting_Holes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3]*[.G3]" office:value-type="currency" office:currency="EUR" office:value="0" calcext:value-type="currency">
            <text:p>0.00 €</text:p>
          </table:table-cell>
          <table:table-cell table:formula="of:=[.D3]*[.H3]" office:value-type="currency" office:currency="EUR" office:value="0" calcext:value-type="currency">
            <text:p>0.00 €</text:p>
          </table:table-cell>
          <table:table-cell table:formula="of:=[.D3]*[.I3]" office:value-type="currency" office:currency="EUR" office:value="0" calcext:value-type="currency">
            <text:p>0.00 €</text:p>
          </table:table-cell>
          <table:table-cell table:formula="of:=[.D3]*[.J3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,P4</text:p>
          </table:table-cell>
          <table:table-cell office:value-type="string" calcext:value-type="string">
            <text:p>Socket_Strip_Straight_1x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39850-01-08-RA</text:p>
          </table:table-cell>
          <table:table-cell office:value-type="string" calcext:value-type="string">
            <text:p>939850-01-08-RA</text:p>
          </table:table-cell>
          <table:table-cell table:number-columns-repeated="2" office:value-type="currency" office:currency="EUR" office:value="1.04" calcext:value-type="currency">
            <text:p>1.04 €</text:p>
          </table:table-cell>
          <table:table-cell office:value-type="currency" office:currency="EUR" office:value="0.926" calcext:value-type="currency">
            <text:p>0.93 €</text:p>
          </table:table-cell>
          <table:table-cell office:value-type="currency" office:currency="EUR" office:value="0.843" calcext:value-type="currency">
            <text:p>0.8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39850-01-08-RA" xlink:type="simple">http://www.mouser.fr/ProductDetail/3M/939850-01-08-RA</text:a></text:p>
          </table:table-cell>
          <table:table-cell/>
          <table:table-cell table:formula="of:=[.D4]*[.G4]" office:value-type="currency" office:currency="EUR" office:value="0" calcext:value-type="currency">
            <text:p>0.00 €</text:p>
          </table:table-cell>
          <table:table-cell table:formula="of:=[.D4]*[.H4]" office:value-type="currency" office:currency="EUR" office:value="0" calcext:value-type="currency">
            <text:p>0.00 €</text:p>
          </table:table-cell>
          <table:table-cell table:formula="of:=[.D4]*[.I4]" office:value-type="currency" office:currency="EUR" office:value="0" calcext:value-type="currency">
            <text:p>0.00 €</text:p>
          </table:table-cell>
          <table:table-cell table:formula="of:=[.D4]*[.J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ocket_Strip_Straight_1x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29870-01-06-RA</text:p>
          </table:table-cell>
          <table:table-cell office:value-type="string" calcext:value-type="string">
            <text:p>929870-01-06-RA</text:p>
          </table:table-cell>
          <table:table-cell office:value-type="currency" office:currency="EUR" office:value="0.934" calcext:value-type="currency">
            <text:p>0.93 €</text:p>
          </table:table-cell>
          <table:table-cell office:value-type="currency" office:currency="EUR" office:value="0.875" calcext:value-type="currency">
            <text:p>0.88 €</text:p>
          </table:table-cell>
          <table:table-cell office:value-type="currency" office:currency="EUR" office:value="0.816" calcext:value-type="currency">
            <text:p>0.82 €</text:p>
          </table:table-cell>
          <table:table-cell office:value-type="currency" office:currency="EUR" office:value="0.685" calcext:value-type="currency">
            <text:p>0.6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29870-01-06-RA" xlink:type="simple">http://www.mouser.fr/ProductDetail/3M/929870-01-06-RA</text:a></text:p>
          </table:table-cell>
          <table:table-cell/>
          <table:table-cell table:formula="of:=[.D5]*[.G5]" office:value-type="currency" office:currency="EUR" office:value="0" calcext:value-type="currency">
            <text:p>0.00 €</text:p>
          </table:table-cell>
          <table:table-cell table:formula="of:=[.D5]*[.H5]" office:value-type="currency" office:currency="EUR" office:value="0" calcext:value-type="currency">
            <text:p>0.00 €</text:p>
          </table:table-cell>
          <table:table-cell table:formula="of:=[.D5]*[.I5]" office:value-type="currency" office:currency="EUR" office:value="0" calcext:value-type="currency">
            <text:p>0.00 €</text:p>
          </table:table-cell>
          <table:table-cell table:formula="of:=[.D5]*[.J5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Straight_1x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29870-01-10-RA</text:p>
          </table:table-cell>
          <table:table-cell table:style-name="ce2" office:value-type="string" calcext:value-type="string">
            <text:p>929870-01-10-RA</text:p>
          </table:table-cell>
          <table:table-cell office:value-type="currency" office:currency="EUR" office:value="1.14" calcext:value-type="currency">
            <text:p>1.14 €</text:p>
          </table:table-cell>
          <table:table-cell office:value-type="currency" office:currency="EUR" office:value="1.06" calcext:value-type="currency">
            <text:p>1.06 €</text:p>
          </table:table-cell>
          <table:table-cell office:value-type="currency" office:currency="EUR" office:value="0.952" calcext:value-type="currency">
            <text:p>0.95 €</text:p>
          </table:table-cell>
          <table:table-cell office:value-type="currency" office:currency="EUR" office:value="0.855" calcext:value-type="currency">
            <text:p>0.86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29870-01-10-RA" xlink:type="simple">http://www.mouser.fr/ProductDetail/3M/929870-01-10-RA</text:a></text:p>
          </table:table-cell>
          <table:table-cell/>
          <table:table-cell table:formula="of:=[.D6]*[.G6]" office:value-type="currency" office:currency="EUR" office:value="0" calcext:value-type="currency">
            <text:p>0.00 €</text:p>
          </table:table-cell>
          <table:table-cell table:formula="of:=[.D6]*[.H6]" office:value-type="currency" office:currency="EUR" office:value="0" calcext:value-type="currency">
            <text:p>0.00 €</text:p>
          </table:table-cell>
          <table:table-cell table:formula="of:=[.D6]*[.I6]" office:value-type="currency" office:currency="EUR" office:value="0" calcext:value-type="currency">
            <text:p>0.00 €</text:p>
          </table:table-cell>
          <table:table-cell table:formula="of:=[.D6]*[.J6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VGTx</text:p>
          </table:table-cell>
          <table:table-cell office:value-type="string" calcext:value-type="string">
            <text:p>STM32F405VGT6</text:p>
          </table:table-cell>
          <table:table-cell office:value-type="currency" office:currency="EUR" office:value="10.62" calcext:value-type="currency">
            <text:p>10.62 €</text:p>
          </table:table-cell>
          <table:table-cell office:value-type="currency" office:currency="EUR" office:value="9.76" calcext:value-type="currency">
            <text:p>9.76 €</text:p>
          </table:table-cell>
          <table:table-cell office:value-type="currency" office:currency="EUR" office:value="8.24" calcext:value-type="currency">
            <text:p>8.24 €</text:p>
          </table:table-cell>
          <table:table-cell office:value-type="currency" office:currency="EUR" office:value="6.58" calcext:value-type="currency">
            <text:p>6.5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STMicroelectronics/STM32F405VGT6/?qs=sGAEpiMZZMuoKKEcg8mMKD%2FuJqcAEcv5%2Fvs5yPDPRLM%3D" xlink:type="simple">http://www.mouser.fr/ProductDetail/STMicroelectronics/STM32F405VGT6/?qs=sGAEpiMZZMuoKKEcg8mMKD%2fuJqcAEcv5%2fvs5yPDPRLM%3d</text:a></text:p>
          </table:table-cell>
          <table:table-cell/>
          <table:table-cell table:formula="of:=[.D7]*[.G7]" office:value-type="currency" office:currency="EUR" office:value="10.62" calcext:value-type="currency">
            <text:p>10.62 €</text:p>
          </table:table-cell>
          <table:table-cell table:formula="of:=[.D7]*[.H7]" office:value-type="currency" office:currency="EUR" office:value="9.76" calcext:value-type="currency">
            <text:p>9.76 €</text:p>
          </table:table-cell>
          <table:table-cell table:formula="of:=[.D7]*[.I7]" office:value-type="currency" office:currency="EUR" office:value="8.24" calcext:value-type="currency">
            <text:p>8.24 €</text:p>
          </table:table-cell>
          <table:table-cell table:formula="of:=[.D7]*[.J7]" office:value-type="currency" office:currency="EUR" office:value="6.58" calcext:value-type="currency">
            <text:p>6.58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5A200JAT2A</text:p>
          </table:table-cell>
          <table:table-cell table:number-columns-repeated="2" office:value-type="currency" office:currency="EUR" office:value="0.207" calcext:value-type="currency">
            <text:p>0.21 €</text:p>
          </table:table-cell>
          <table:table-cell office:value-type="currency" office:currency="EUR" office:value="0.067" calcext:value-type="currency">
            <text:p>0.07 €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5A200JAT2A" xlink:type="simple">http://www.mouser.fr/ProductDetail/AVX/08055A200JAT2A</text:a></text:p>
          </table:table-cell>
          <table:table-cell/>
          <table:table-cell table:formula="of:=[.D8]*[.G8]" office:value-type="currency" office:currency="EUR" office:value="0.414" calcext:value-type="currency">
            <text:p>0.41 €</text:p>
          </table:table-cell>
          <table:table-cell table:formula="of:=[.D8]*[.H8]" office:value-type="currency" office:currency="EUR" office:value="0.414" calcext:value-type="currency">
            <text:p>0.41 €</text:p>
          </table:table-cell>
          <table:table-cell table:formula="of:=[.D8]*[.I8]" office:value-type="currency" office:currency="EUR" office:value="0.134" calcext:value-type="currency">
            <text:p>0.13 €</text:p>
          </table:table-cell>
          <table:table-cell table:formula="of:=[.D8]*[.J8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3C22KAT2A</text:p>
          </table:table-cell>
          <table:table-cell office:value-type="currency" office:currency="EUR" office:value="0.886" calcext:value-type="currency">
            <text:p>0.89 €</text:p>
          </table:table-cell>
          <table:table-cell office:value-type="currency" office:currency="EUR" office:value="0.75" calcext:value-type="currency">
            <text:p>0.75 €</text:p>
          </table:table-cell>
          <table:table-cell office:value-type="currency" office:currency="EUR" office:value="0.368" calcext:value-type="currency">
            <text:p>0.37 €</text:p>
          </table:table-cell>
          <table:table-cell office:value-type="currency" office:currency="EUR" office:value="0.305" calcext:value-type="currency">
            <text:p>0.3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225KAT2A" xlink:type="simple">http://www.mouser.fr/ProductDetail/AVX/08053C225KAT2A</text:a></text:p>
          </table:table-cell>
          <table:table-cell/>
          <table:table-cell table:formula="of:=[.D9]*[.G9]" office:value-type="currency" office:currency="EUR" office:value="1.772" calcext:value-type="currency">
            <text:p>1.77 €</text:p>
          </table:table-cell>
          <table:table-cell table:formula="of:=[.D9]*[.H9]" office:value-type="currency" office:currency="EUR" office:value="1.5" calcext:value-type="currency">
            <text:p>1.50 €</text:p>
          </table:table-cell>
          <table:table-cell table:formula="of:=[.D9]*[.I9]" office:value-type="currency" office:currency="EUR" office:value="0.736" calcext:value-type="currency">
            <text:p>0.74 €</text:p>
          </table:table-cell>
          <table:table-cell table:formula="of:=[.D9]*[.J9]" office:value-type="currency" office:currency="EUR" office:value="0.61" calcext:value-type="currency">
            <text:p>0.61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5,C6,C7,C8,C9,C10,C15,C16,C17,C18</text:p>
          </table:table-cell>
          <table:table-cell office:value-type="string" calcext:value-type="string">
            <text:p>C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3C104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4KAT2A" xlink:type="simple">http://www.mouser.fr/ProductDetail/AVX/08053C104KAT2A</text:a></text:p>
          </table:table-cell>
          <table:table-cell/>
          <table:table-cell table:formula="of:=[.D10]*[.G10]" office:value-type="currency" office:currency="EUR" office:value="0.94" calcext:value-type="currency">
            <text:p>0.94 €</text:p>
          </table:table-cell>
          <table:table-cell table:formula="of:=[.D10]*[.H10]" office:value-type="currency" office:currency="EUR" office:value="0.94" calcext:value-type="currency">
            <text:p>0.94 €</text:p>
          </table:table-cell>
          <table:table-cell table:formula="of:=[.D10]*[.I10]" office:value-type="currency" office:currency="EUR" office:value="0.16" calcext:value-type="currency">
            <text:p>0.16 €</text:p>
          </table:table-cell>
          <table:table-cell table:formula="of:=[.D10]*[.J10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8053C103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49" calcext:value-type="currency">
            <text:p>0.05 €</text:p>
          </table:table-cell>
          <table:table-cell office:value-type="currency" office:currency="EUR" office:value="0.044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3KAT2A" xlink:type="simple">http://www.mouser.fr/ProductDetail/AVX/08053C103KAT2A</text:a></text:p>
          </table:table-cell>
          <table:table-cell/>
          <table:table-cell table:formula="of:=[.D11]*[.G11]" office:value-type="currency" office:currency="EUR" office:value="0.094" calcext:value-type="currency">
            <text:p>0.09 €</text:p>
          </table:table-cell>
          <table:table-cell table:formula="of:=[.D11]*[.H11]" office:value-type="currency" office:currency="EUR" office:value="0.094" calcext:value-type="currency">
            <text:p>0.09 €</text:p>
          </table:table-cell>
          <table:table-cell table:formula="of:=[.D11]*[.I11]" office:value-type="currency" office:currency="EUR" office:value="0.049" calcext:value-type="currency">
            <text:p>0.05 €</text:p>
          </table:table-cell>
          <table:table-cell table:formula="of:=[.D11]*[.J11]" office:value-type="currency" office:currency="EUR" office:value="0.044" calcext:value-type="currency">
            <text:p>0.04 €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3C105KAT2A</text:p>
          </table:table-cell>
          <table:table-cell office:value-type="currency" office:currency="EUR" office:value="0.632" calcext:value-type="currency">
            <text:p>0.63 €</text:p>
          </table:table-cell>
          <table:table-cell office:value-type="currency" office:currency="EUR" office:value="0.396" calcext:value-type="currency">
            <text:p>0.40 €</text:p>
          </table:table-cell>
          <table:table-cell office:value-type="currency" office:currency="EUR" office:value="0.29" calcext:value-type="currency">
            <text:p>0.29 €</text:p>
          </table:table-cell>
          <table:table-cell office:value-type="currency" office:currency="EUR" office:value="0.211" calcext:value-type="currency">
            <text:p>0.2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5KAT2A" xlink:type="simple">http://www.mouser.fr/ProductDetail/AVX/08053C105KAT2A</text:a></text:p>
          </table:table-cell>
          <table:table-cell/>
          <table:table-cell table:formula="of:=[.D12]*[.G12]" office:value-type="currency" office:currency="EUR" office:value="0.632" calcext:value-type="currency">
            <text:p>0.63 €</text:p>
          </table:table-cell>
          <table:table-cell table:formula="of:=[.D12]*[.H12]" office:value-type="currency" office:currency="EUR" office:value="0.396" calcext:value-type="currency">
            <text:p>0.40 €</text:p>
          </table:table-cell>
          <table:table-cell table:formula="of:=[.D12]*[.I12]" office:value-type="currency" office:currency="EUR" office:value="0.29" calcext:value-type="currency">
            <text:p>0.29 €</text:p>
          </table:table-cell>
          <table:table-cell table:formula="of:=[.D12]*[.J12]" office:value-type="currency" office:currency="EUR" office:value="0.211" calcext:value-type="currency">
            <text:p>0.21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R2,R4,R5,R6,R7,R9,R10,R11,R12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10K0JNEA" xlink:type="simple">http://www.mouser.fr/ProductDetail/Vishay/CRCW080510K0JNEA</text:a></text:p>
          </table:table-cell>
          <table:table-cell/>
          <table:table-cell table:formula="of:=[.D13]*[.G13]" office:value-type="currency" office:currency="EUR" office:value="0.94" calcext:value-type="currency">
            <text:p>0.94 €</text:p>
          </table:table-cell>
          <table:table-cell table:formula="of:=[.D13]*[.H13]" office:value-type="currency" office:currency="EUR" office:value="0.4" calcext:value-type="currency">
            <text:p>0.40 €</text:p>
          </table:table-cell>
          <table:table-cell table:formula="of:=[.D13]*[.I13]" office:value-type="currency" office:currency="EUR" office:value="0.23" calcext:value-type="currency">
            <text:p>0.23 €</text:p>
          </table:table-cell>
          <table:table-cell table:formula="of:=[.D13]*[.J13]" office:value-type="currency" office:currency="EUR" office:value="0.16" calcext:value-type="currency">
            <text:p>0.16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CRCW08055K00JNTA</text:p>
          </table:table-cell>
          <table:table-cell office:value-type="currency" office:currency="EUR" office:value="0.132" calcext:value-type="currency">
            <text:p>0.13 €</text:p>
          </table:table-cell>
          <table:table-cell office:value-type="currency" office:currency="EUR" office:value="0.074" calcext:value-type="currency">
            <text:p>0.07 €</text:p>
          </table:table-cell>
          <table:table-cell office:value-type="currency" office:currency="EUR" office:value="0.042" calcext:value-type="currency">
            <text:p>0.04 €</text:p>
          </table:table-cell>
          <table:table-cell office:value-type="currency" office:currency="EUR" office:value="0.038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5K00JNTA" xlink:type="simple">http://www.mouser.fr/ProductDetail/Vishay/CRCW08055K00JNTA</text:a></text:p>
          </table:table-cell>
          <table:table-cell/>
          <table:table-cell table:formula="of:=[.D14]*[.G14]" office:value-type="currency" office:currency="EUR" office:value="0.132" calcext:value-type="currency">
            <text:p>0.13 €</text:p>
          </table:table-cell>
          <table:table-cell table:formula="of:=[.D14]*[.H14]" office:value-type="currency" office:currency="EUR" office:value="0.074" calcext:value-type="currency">
            <text:p>0.07 €</text:p>
          </table:table-cell>
          <table:table-cell table:formula="of:=[.D14]*[.I14]" office:value-type="currency" office:currency="EUR" office:value="0.042" calcext:value-type="currency">
            <text:p>0.04 €</text:p>
          </table:table-cell>
          <table:table-cell table:formula="of:=[.D14]*[.J14]" office:value-type="currency" office:currency="EUR" office:value="0.038" calcext:value-type="currency">
            <text:p>0.04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LFXTAL003156Bulk</text:p>
          </table:table-cell>
          <table:table-cell office:value-type="currency" office:currency="EUR" office:value="0.17" calcext:value-type="currency">
            <text:p>0.17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6" calcext:value-type="currency">
            <text:p>0.13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IQD/LFXTAL003156Bulk" xlink:type="simple">http://www.mouser.fr/ProductDetail/IQD/LFXTAL003156Bulk</text:a></text:p>
          </table:table-cell>
          <table:table-cell/>
          <table:table-cell table:formula="of:=[.D15]*[.G15]" office:value-type="currency" office:currency="EUR" office:value="0.17" calcext:value-type="currency">
            <text:p>0.17 €</text:p>
          </table:table-cell>
          <table:table-cell table:formula="of:=[.D15]*[.H15]" office:value-type="currency" office:currency="EUR" office:value="0.153" calcext:value-type="currency">
            <text:p>0.15 €</text:p>
          </table:table-cell>
          <table:table-cell table:formula="of:=[.D15]*[.I15]" office:value-type="currency" office:currency="EUR" office:value="0.126" calcext:value-type="currency">
            <text:p>0.13 €</text:p>
          </table:table-cell>
          <table:table-cell table:formula="of:=[.D15]*[.J15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8053C229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51" calcext:value-type="currency">
            <text:p>0.05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A220KAT2A" xlink:type="simple">http://www.mouser.fr/ProductDetail/AVX/08053A220KAT2A</text:a></text:p>
          </table:table-cell>
          <table:table-cell/>
          <table:table-cell table:formula="of:=[.D16]*[.G16]" office:value-type="currency" office:currency="EUR" office:value="0.188" calcext:value-type="currency">
            <text:p>0.19 €</text:p>
          </table:table-cell>
          <table:table-cell table:formula="of:=[.D16]*[.H16]" office:value-type="currency" office:currency="EUR" office:value="0.188" calcext:value-type="currency">
            <text:p>0.19 €</text:p>
          </table:table-cell>
          <table:table-cell table:formula="of:=[.D16]*[.I16]" office:value-type="currency" office:currency="EUR" office:value="0.102" calcext:value-type="currency">
            <text:p>0.10 €</text:p>
          </table:table-cell>
          <table:table-cell table:formula="of:=[.D16]*[.J16]" office:value-type="currency" office:currency="EUR" office:value="0.08" calcext:value-type="currency">
            <text:p>0.08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LFXTAL003000Reel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233" calcext:value-type="currency">
            <text:p>0.23 €</text:p>
          </table:table-cell>
          <table:table-cell office:value-type="currency" office:currency="EUR" office:value="0.192" calcext:value-type="currency">
            <text:p>0.19 €</text:p>
          </table:table-cell>
          <table:table-cell office:value-type="currency" office:currency="EUR" office:value="0.152" calcext:value-type="currency">
            <text:p>0.1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IQD/LFXTAL003000Reel" xlink:type="simple">http://www.mouser.fr/ProductDetail/IQD/LFXTAL003000Reel</text:a></text:p>
          </table:table-cell>
          <table:table-cell/>
          <table:table-cell table:formula="of:=[.D17]*[.G17]" office:value-type="currency" office:currency="EUR" office:value="0.255" calcext:value-type="currency">
            <text:p>0.26 €</text:p>
          </table:table-cell>
          <table:table-cell table:formula="of:=[.D17]*[.H17]" office:value-type="currency" office:currency="EUR" office:value="0.233" calcext:value-type="currency">
            <text:p>0.23 €</text:p>
          </table:table-cell>
          <table:table-cell table:formula="of:=[.D17]*[.I17]" office:value-type="currency" office:currency="EUR" office:value="0.192" calcext:value-type="currency">
            <text:p>0.19 €</text:p>
          </table:table-cell>
          <table:table-cell table:formula="of:=[.D17]*[.J17]" office:value-type="currency" office:currency="EUR" office:value="0.152" calcext:value-type="currency">
            <text:p>0.15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GA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ch_BNO055_IMU</text:p>
          </table:table-cell>
          <table:table-cell office:value-type="string" calcext:value-type="string">
            <text:p>BNO055</text:p>
          </table:table-cell>
          <table:table-cell office:value-type="currency" office:currency="EUR" office:value="11.06" calcext:value-type="currency">
            <text:p>11.06 €</text:p>
          </table:table-cell>
          <table:table-cell office:value-type="currency" office:currency="EUR" office:value="10.18" calcext:value-type="currency">
            <text:p>10.18 €</text:p>
          </table:table-cell>
          <table:table-cell office:value-type="currency" office:currency="EUR" office:value="7.89" calcext:value-type="currency">
            <text:p>7.89 €</text:p>
          </table:table-cell>
          <table:table-cell office:value-type="currency" office:currency="EUR" office:value="6.99" calcext:value-type="currency">
            <text:p>6.9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Bosch-Sensortec/BNO055" xlink:type="simple">http://www.mouser.fr/ProductDetail/Bosch-Sensortec/BNO055</text:a></text:p>
          </table:table-cell>
          <table:table-cell/>
          <table:table-cell table:formula="of:=[.D18]*[.G18]" office:value-type="currency" office:currency="EUR" office:value="11.06" calcext:value-type="currency">
            <text:p>11.06 €</text:p>
          </table:table-cell>
          <table:table-cell table:formula="of:=[.D18]*[.H18]" office:value-type="currency" office:currency="EUR" office:value="10.18" calcext:value-type="currency">
            <text:p>10.18 €</text:p>
          </table:table-cell>
          <table:table-cell table:formula="of:=[.D18]*[.I18]" office:value-type="currency" office:currency="EUR" office:value="7.89" calcext:value-type="currency">
            <text:p>7.89 €</text:p>
          </table:table-cell>
          <table:table-cell table:formula="of:=[.D18]*[.J18]" office:value-type="currency" office:currency="EUR" office:value="6.99" calcext:value-type="currency">
            <text:p>6.99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5V0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tepUp/Down_Regulator</text:p>
          </table:table-cell>
          <table:table-cell office:value-type="string" calcext:value-type="string">
            <text:p>Pololu #2123</text:p>
          </table:table-cell>
          <table:table-cell office:value-type="currency" office:currency="EUR" office:value="5.95" calcext:value-type="currency">
            <text:p>5.95 €</text:p>
          </table:table-cell>
          <table:table-cell office:value-type="currency" office:currency="EUR" office:value="4.95" calcext:value-type="currency">
            <text:p>4.95 €</text:p>
          </table:table-cell>
          <table:table-cell table:number-columns-repeated="2" office:value-type="currency" office:currency="EUR" office:value="4.15" calcext:value-type="currency">
            <text:p>4.1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<text:a xlink:href="https://www.pololu.com/product/2123" xlink:type="simple">https://www.pololu.com/product/2123</text:a></text:p>
          </table:table-cell>
          <table:table-cell/>
          <table:table-cell table:formula="of:=[.D19]*[.G19]" office:value-type="currency" office:currency="EUR" office:value="5.95" calcext:value-type="currency">
            <text:p>5.95 €</text:p>
          </table:table-cell>
          <table:table-cell table:formula="of:=[.D19]*[.H19]" office:value-type="currency" office:currency="EUR" office:value="4.95" calcext:value-type="currency">
            <text:p>4.95 €</text:p>
          </table:table-cell>
          <table:table-cell table:formula="of:=[.D19]*[.I19]" office:value-type="currency" office:currency="EUR" office:value="4.15" calcext:value-type="currency">
            <text:p>4.15 €</text:p>
          </table:table-cell>
          <table:table-cell table:formula="of:=[.D19]*[.J19]" office:value-type="currency" office:currency="EUR" office:value="4.15" calcext:value-type="currency">
            <text:p>4.1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3V3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tepUp/Down_Regulator</text:p>
          </table:table-cell>
          <table:table-cell office:value-type="string" calcext:value-type="string">
            <text:p>Pololu #2122</text:p>
          </table:table-cell>
          <table:table-cell office:value-type="currency" office:currency="EUR" office:value="5.95" calcext:value-type="currency">
            <text:p>5.95 €</text:p>
          </table:table-cell>
          <table:table-cell office:value-type="currency" office:currency="EUR" office:value="4.95" calcext:value-type="currency">
            <text:p>4.95 €</text:p>
          </table:table-cell>
          <table:table-cell table:number-columns-repeated="2" office:value-type="currency" office:currency="EUR" office:value="4.15" calcext:value-type="currency">
            <text:p>4.1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2122</text:p>
          </table:table-cell>
          <table:table-cell/>
          <table:table-cell table:formula="of:=[.D20]*[.G20]" office:value-type="currency" office:currency="EUR" office:value="5.95" calcext:value-type="currency">
            <text:p>5.95 €</text:p>
          </table:table-cell>
          <table:table-cell table:formula="of:=[.D20]*[.H20]" office:value-type="currency" office:currency="EUR" office:value="4.95" calcext:value-type="currency">
            <text:p>4.95 €</text:p>
          </table:table-cell>
          <table:table-cell table:formula="of:=[.D20]*[.I20]" office:value-type="currency" office:currency="EUR" office:value="4.15" calcext:value-type="currency">
            <text:p>4.15 €</text:p>
          </table:table-cell>
          <table:table-cell table:formula="of:=[.D20]*[.J20]" office:value-type="currency" office:currency="EUR" office:value="4.15" calcext:value-type="currency">
            <text:p>4.1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3V3,StepUp_StepDown_5V0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2-28-5044</text:p>
          </table:table-cell>
          <table:table-cell office:value-type="string" calcext:value-type="string">
            <text:p>22-28-5044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189" calcext:value-type="currency">
            <text:p>0.19 €</text:p>
          </table:table-cell>
          <table:table-cell office:value-type="currency" office:currency="EUR" office:value="0.163" calcext:value-type="currency">
            <text:p>0.16 €</text:p>
          </table:table-cell>
          <table:table-cell office:value-type="currency" office:currency="EUR" office:value="0.119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5044" xlink:type="simple">http://www.mouser.fr/ProductDetail/Molex/22-28-5044</text:a></text:p>
          </table:table-cell>
          <table:table-cell/>
          <table:table-cell table:formula="of:=[.D21]*[.G21]" office:value-type="currency" office:currency="EUR" office:value="0.51" calcext:value-type="currency">
            <text:p>0.51 €</text:p>
          </table:table-cell>
          <table:table-cell table:formula="of:=[.D21]*[.H21]" office:value-type="currency" office:currency="EUR" office:value="0.378" calcext:value-type="currency">
            <text:p>0.38 €</text:p>
          </table:table-cell>
          <table:table-cell table:formula="of:=[.D21]*[.I21]" office:value-type="currency" office:currency="EUR" office:value="0.326" calcext:value-type="currency">
            <text:p>0.33 €</text:p>
          </table:table-cell>
          <table:table-cell table:formula="of:=[.D21]*[.J21]" office:value-type="currency" office:currency="EUR" office:value="0.238" calcext:value-type="currency">
            <text:p>0.24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aFruit_BNO055_Break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Fruit_BNO055_Breakout</text:p>
          </table:table-cell>
          <table:table-cell office:value-type="string" calcext:value-type="string">
            <text:p>AdaFruit #2472</text:p>
          </table:table-cell>
          <table:table-cell office:value-type="currency" office:currency="EUR" office:value="34.95" calcext:value-type="currency">
            <text:p>34.95 €</text:p>
          </table:table-cell>
          <table:table-cell table:number-columns-repeated="2" office:value-type="currency" office:currency="EUR" office:value="31.46" calcext:value-type="currency">
            <text:p>31.46 €</text:p>
          </table:table-cell>
          <table:table-cell office:value-type="currency" office:currency="EUR" office:value="27.96" calcext:value-type="currency">
            <text:p>27.96 €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https://www.adafruit.com/product/2472</text:p>
          </table:table-cell>
          <table:table-cell/>
          <table:table-cell table:formula="of:=[.D22]*[.G22]" office:value-type="currency" office:currency="EUR" office:value="0" calcext:value-type="currency">
            <text:p>0.00 €</text:p>
          </table:table-cell>
          <table:table-cell table:formula="of:=[.D22]*[.H22]" office:value-type="currency" office:currency="EUR" office:value="0" calcext:value-type="currency">
            <text:p>0.00 €</text:p>
          </table:table-cell>
          <table:table-cell table:formula="of:=[.D22]*[.I22]" office:value-type="currency" office:currency="EUR" office:value="0" calcext:value-type="currency">
            <text:p>0.00 €</text:p>
          </table:table-cell>
          <table:table-cell table:formula="of:=[.D22]*[.J22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SOP-24_5.3x8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6612FNG,C,8,EL</text:p>
          </table:table-cell>
          <table:table-cell office:value-type="currency" office:currency="EUR" office:value="1.92" calcext:value-type="currency">
            <text:p>1.92 €</text:p>
          </table:table-cell>
          <table:table-cell office:value-type="currency" office:currency="EUR" office:value="1.56" calcext:value-type="currency">
            <text:p>1.56 €</text:p>
          </table:table-cell>
          <table:table-cell office:value-type="currency" office:currency="EUR" office:value="1.24" calcext:value-type="currency">
            <text:p>1.24 €</text:p>
          </table:table-cell>
          <table:table-cell office:value-type="currency" office:currency="EUR" office:value="0.902" calcext:value-type="currency">
            <text:p>0.9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oshiba/TB6612FNGC8EL" xlink:type="simple">http://www.mouser.fr/ProductDetail/Toshiba/TB6612FNGC8EL</text:a></text:p>
          </table:table-cell>
          <table:table-cell/>
          <table:table-cell table:formula="of:=[.D23]*[.G23]" office:value-type="currency" office:currency="EUR" office:value="1.92" calcext:value-type="currency">
            <text:p>1.92 €</text:p>
          </table:table-cell>
          <table:table-cell table:formula="of:=[.D23]*[.H23]" office:value-type="currency" office:currency="EUR" office:value="1.56" calcext:value-type="currency">
            <text:p>1.56 €</text:p>
          </table:table-cell>
          <table:table-cell table:formula="of:=[.D23]*[.I23]" office:value-type="currency" office:currency="EUR" office:value="1.24" calcext:value-type="currency">
            <text:p>1.24 €</text:p>
          </table:table-cell>
          <table:table-cell table:formula="of:=[.D23]*[.J23]" office:value-type="currency" office:currency="EUR" office:value="0.902" calcext:value-type="currency">
            <text:p>0.9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TantalC_SizeT_EIA-3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20V</text:p>
          </table:table-cell>
          <table:table-cell office:value-type="string" calcext:value-type="string">
            <text:p>TR3B106K020C1000</text:p>
          </table:table-cell>
          <table:table-cell office:value-type="currency" office:currency="EUR" office:value="1.09" calcext:value-type="currency">
            <text:p>1.09 €</text:p>
          </table:table-cell>
          <table:table-cell office:value-type="currency" office:currency="EUR" office:value="0.913" calcext:value-type="currency">
            <text:p>0.91 €</text:p>
          </table:table-cell>
          <table:table-cell office:value-type="currency" office:currency="EUR" office:value="0.584" calcext:value-type="currency">
            <text:p>0.58 €</text:p>
          </table:table-cell>
          <table:table-cell office:value-type="currency" office:currency="EUR" office:value="0.428" calcext:value-type="currency">
            <text:p>0.4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fr/Search/ProductDetail.aspx?R=TR3B106K020C1000virtualkey61320000virtualkey74-TR3B106K020C1000</text:p>
          </table:table-cell>
          <table:table-cell/>
          <table:table-cell table:formula="of:=[.D24]*[.G24]" office:value-type="currency" office:currency="EUR" office:value="1.09" calcext:value-type="currency">
            <text:p>1.09 €</text:p>
          </table:table-cell>
          <table:table-cell table:formula="of:=[.D24]*[.H24]" office:value-type="currency" office:currency="EUR" office:value="0.913" calcext:value-type="currency">
            <text:p>0.91 €</text:p>
          </table:table-cell>
          <table:table-cell table:formula="of:=[.D24]*[.I24]" office:value-type="currency" office:currency="EUR" office:value="0.584" calcext:value-type="currency">
            <text:p>0.58 €</text:p>
          </table:table-cell>
          <table:table-cell table:formula="of:=[.D24]*[.J24]" office:value-type="currency" office:currency="EUR" office:value="0.428" calcext:value-type="currency">
            <text:p>0.43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_front_center1,distance_front_left1,distance_front_right1,distance_side_right1,distance_back_center1</text:p>
          </table:table-cell>
          <table:table-cell office:value-type="string" calcext:value-type="string">
            <text:p>Pololu_VL53L0x_Carr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olu_VL53l0X_Carrier</text:p>
          </table:table-cell>
          <table:table-cell office:value-type="string" calcext:value-type="string">
            <text:p>Pololu #2490</text:p>
          </table:table-cell>
          <table:table-cell office:value-type="currency" office:currency="EUR" office:value="13.95" calcext:value-type="currency">
            <text:p>13.95 €</text:p>
          </table:table-cell>
          <table:table-cell office:value-type="currency" office:currency="EUR" office:value="12.95" calcext:value-type="currency">
            <text:p>12.95 €</text:p>
          </table:table-cell>
          <table:table-cell table:number-columns-repeated="2" office:value-type="currency" office:currency="EUR" office:value="10.95" calcext:value-type="currency">
            <text:p>10.9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2490</text:p>
          </table:table-cell>
          <table:table-cell/>
          <table:table-cell table:formula="of:=[.D25]*[.G25]" office:value-type="currency" office:currency="EUR" office:value="69.75" calcext:value-type="currency">
            <text:p>69.75 €</text:p>
          </table:table-cell>
          <table:table-cell table:formula="of:=[.D25]*[.H25]" office:value-type="currency" office:currency="EUR" office:value="64.75" calcext:value-type="currency">
            <text:p>64.75 €</text:p>
          </table:table-cell>
          <table:table-cell table:formula="of:=[.D25]*[.I25]" office:value-type="currency" office:currency="EUR" office:value="54.75" calcext:value-type="currency">
            <text:p>54.75 €</text:p>
          </table:table-cell>
          <table:table-cell table:formula="of:=[.D25]*[.J25]" office:value-type="currency" office:currency="EUR" office:value="54.75" calcext:value-type="currency">
            <text:p>54.75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_front_center1,distance_front_left1,distance_front_right1,distance_side_right1,distance_back_center1</text:p>
          </table:table-cell>
          <table:table-cell office:value-type="string" calcext:value-type="string">
            <text:p>VL53L0x hea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M 929870-01-07-RA</text:p>
          </table:table-cell>
          <table:table-cell office:value-type="string" calcext:value-type="string">
            <text:p>929870-01-07-RA</text:p>
          </table:table-cell>
          <table:table-cell office:value-type="currency" office:currency="EUR" office:value="1.17" calcext:value-type="currency">
            <text:p>1.17 €</text:p>
          </table:table-cell>
          <table:table-cell office:value-type="currency" office:currency="EUR" office:value="1.08" calcext:value-type="currency">
            <text:p>1.08 €</text:p>
          </table:table-cell>
          <table:table-cell office:value-type="currency" office:currency="EUR" office:value="0.952" calcext:value-type="currency">
            <text:p>0.95 €</text:p>
          </table:table-cell>
          <table:table-cell office:value-type="currency" office:currency="EUR" office:value="0.793" calcext:value-type="currency">
            <text:p>0.7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-Electronic-Solutions-Division/929870-01-07-RA/" xlink:type="simple">http://www.mouser.fr/ProductDetail/3M-Electronic-Solutions-Division/929870-01-07-RA/</text:a></text:p>
          </table:table-cell>
          <table:table-cell/>
          <table:table-cell table:formula="of:=[.D26]*[.G26]" office:value-type="currency" office:currency="EUR" office:value="5.85" calcext:value-type="currency">
            <text:p>5.85 €</text:p>
          </table:table-cell>
          <table:table-cell table:formula="of:=[.D26]*[.H26]" office:value-type="currency" office:currency="EUR" office:value="5.4" calcext:value-type="currency">
            <text:p>5.40 €</text:p>
          </table:table-cell>
          <table:table-cell table:formula="of:=[.D26]*[.I26]" office:value-type="currency" office:currency="EUR" office:value="4.76" calcext:value-type="currency">
            <text:p>4.76 €</text:p>
          </table:table-cell>
          <table:table-cell table:formula="of:=[.D26]*[.J26]" office:value-type="currency" office:currency="EUR" office:value="3.965" calcext:value-type="currency">
            <text:p>3.97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AMIYA_HIgh_Speed_Gear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IYA_High_Speed_Gearbox</text:p>
          </table:table-cell>
          <table:table-cell office:value-type="string" calcext:value-type="string">
            <text:p>TAMIYA 72002</text:p>
          </table:table-cell>
          <table:table-cell office:value-type="currency" office:currency="EUR" office:value="10.95" calcext:value-type="currency">
            <text:p>10.95 €</text:p>
          </table:table-cell>
          <table:table-cell office:value-type="currency" office:currency="EUR" office:value="10.4" calcext:value-type="currency">
            <text:p>10.40 €</text:p>
          </table:table-cell>
          <table:table-cell table:number-columns-repeated="2" office:value-type="currency" office:currency="EUR" office:value="9.85" calcext:value-type="currency">
            <text:p>9.8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71</text:p>
          </table:table-cell>
          <table:table-cell/>
          <table:table-cell table:formula="of:=[.D27]*[.G27]" office:value-type="currency" office:currency="EUR" office:value="10.95" calcext:value-type="currency">
            <text:p>10.95 €</text:p>
          </table:table-cell>
          <table:table-cell table:formula="of:=[.D27]*[.H27]" office:value-type="currency" office:currency="EUR" office:value="10.4" calcext:value-type="currency">
            <text:p>10.40 €</text:p>
          </table:table-cell>
          <table:table-cell table:formula="of:=[.D27]*[.I27]" office:value-type="currency" office:currency="EUR" office:value="9.85" calcext:value-type="currency">
            <text:p>9.85 €</text:p>
          </table:table-cell>
          <table:table-cell table:formula="of:=[.D27]*[.J27]" office:value-type="currency" office:currency="EUR" office:value="9.85" calcext:value-type="currency">
            <text:p>9.85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ttery1,steering_servo1</text:p>
          </table:table-cell>
          <table:table-cell office:value-type="string" calcext:value-type="string">
            <text:p>Pin_Header_Straight_1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2-28-4033</text:p>
          </table:table-cell>
          <table:table-cell office:value-type="string" calcext:value-type="string">
            <text:p>22-28-4033</text:p>
          </table:table-cell>
          <table:table-cell office:value-type="currency" office:currency="EUR" office:value="0.31" calcext:value-type="currency">
            <text:p>0.31 €</text:p>
          </table:table-cell>
          <table:table-cell office:value-type="currency" office:currency="EUR" office:value="0.248" calcext:value-type="currency">
            <text:p>0.25 €</text:p>
          </table:table-cell>
          <table:table-cell office:value-type="currency" office:currency="EUR" office:value="0.204" calcext:value-type="currency">
            <text:p>0.20 €</text:p>
          </table:table-cell>
          <table:table-cell office:value-type="currency" office:currency="EUR" office:value="0.145" calcext:value-type="currency">
            <text:p>0.1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33" xlink:type="simple">http://www.mouser.fr/ProductDetail/Molex/22-28-4033</text:a></text:p>
          </table:table-cell>
          <table:table-cell/>
          <table:table-cell table:formula="of:=[.D28]*[.G28]" office:value-type="currency" office:currency="EUR" office:value="0.62" calcext:value-type="currency">
            <text:p>0.62 €</text:p>
          </table:table-cell>
          <table:table-cell table:formula="of:=[.D28]*[.H28]" office:value-type="currency" office:currency="EUR" office:value="0.496" calcext:value-type="currency">
            <text:p>0.50 €</text:p>
          </table:table-cell>
          <table:table-cell table:formula="of:=[.D28]*[.I28]" office:value-type="currency" office:currency="EUR" office:value="0.408" calcext:value-type="currency">
            <text:p>0.41 €</text:p>
          </table:table-cell>
          <table:table-cell table:formula="of:=[.D28]*[.J28]" office:value-type="currency" office:currency="EUR" office:value="0.29" calcext:value-type="currency">
            <text:p>0.29 €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118194-0001LF</text:p>
          </table:table-cell>
          <table:table-cell office:value-type="currency" office:currency="EUR" office:value="0.387" calcext:value-type="currency">
            <text:p>0.39 €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currency" office:currency="EUR" office:value="0.262" calcext:value-type="currency">
            <text:p>0.26 €</text:p>
          </table:table-cell>
          <table:table-cell office:value-type="currency" office:currency="EUR" office:value="0.224" calcext:value-type="currency">
            <text:p>0.2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FCI-Amphenol/10118194-0001LF" xlink:type="simple">http://www.mouser.fr/ProductDetail/FCI-Amphenol/10118194-0001LF</text:a></text:p>
          </table:table-cell>
          <table:table-cell/>
          <table:table-cell table:formula="of:=[.D29]*[.G29]" office:value-type="currency" office:currency="EUR" office:value="0.387" calcext:value-type="currency">
            <text:p>0.39 €</text:p>
          </table:table-cell>
          <table:table-cell table:formula="of:=[.D29]*[.H29]" office:value-type="currency" office:currency="EUR" office:value="0.373" calcext:value-type="currency">
            <text:p>0.37 €</text:p>
          </table:table-cell>
          <table:table-cell table:formula="of:=[.D29]*[.I29]" office:value-type="currency" office:currency="EUR" office:value="0.262" calcext:value-type="currency">
            <text:p>0.26 €</text:p>
          </table:table-cell>
          <table:table-cell table:formula="of:=[.D29]*[.J29]" office:value-type="currency" office:currency="EUR" office:value="0.224" calcext:value-type="currency">
            <text:p>0.22 €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FTSH-110-XX-XX-DV-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SH-110-01-L-DV-K[-TR]</text:p>
          </table:table-cell>
          <table:table-cell office:value-type="string" calcext:value-type="string">
            <text:p>FTSH-110-01-L-DV-K-TR</text:p>
          </table:table-cell>
          <table:table-cell office:value-type="currency" office:currency="EUR" office:value="4.91" calcext:value-type="currency">
            <text:p>4.91 €</text:p>
          </table:table-cell>
          <table:table-cell office:value-type="currency" office:currency="EUR" office:value="4.15" calcext:value-type="currency">
            <text:p>4.15 €</text:p>
          </table:table-cell>
          <table:table-cell office:value-type="currency" office:currency="EUR" office:value="3.21" calcext:value-type="currency">
            <text:p>3.21 €</text:p>
          </table:table-cell>
          <table:table-cell office:value-type="currency" office:currency="EUR" office:value="2.45" calcext:value-type="currency">
            <text:p>2.45 €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://www.digikey.com/product-detail/en/samtec-inc/FTSH-110-01-L-DV-K/SAM8803-ND/2642229</text:p>
          </table:table-cell>
          <table:table-cell/>
          <table:table-cell table:formula="of:=[.D30]*[.G30]" office:value-type="currency" office:currency="EUR" office:value="4.91" calcext:value-type="currency">
            <text:p>4.91 €</text:p>
          </table:table-cell>
          <table:table-cell table:formula="of:=[.D30]*[.H30]" office:value-type="currency" office:currency="EUR" office:value="4.15" calcext:value-type="currency">
            <text:p>4.15 €</text:p>
          </table:table-cell>
          <table:table-cell table:formula="of:=[.D30]*[.I30]" office:value-type="currency" office:currency="EUR" office:value="3.21" calcext:value-type="currency">
            <text:p>3.21 €</text:p>
          </table:table-cell>
          <table:table-cell table:formula="of:=[.D30]*[.J30]" office:value-type="currency" office:currency="EUR" office:value="2.45" calcext:value-type="currency">
            <text:p>2.45 €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4063</text:p>
          </table:table-cell>
          <table:table-cell office:value-type="string" calcext:value-type="string">
            <text:p>22-28-4063</text:p>
          </table:table-cell>
          <table:table-cell office:value-type="currency" office:currency="EUR" office:value="0.405" calcext:value-type="currency">
            <text:p>0.41 €</text:p>
          </table:table-cell>
          <table:table-cell office:value-type="currency" office:currency="EUR" office:value="0.299" calcext:value-type="currency">
            <text:p>0.30 €</text:p>
          </table:table-cell>
          <table:table-cell office:value-type="currency" office:currency="EUR" office:value="0.257" calcext:value-type="currency">
            <text:p>0.26 €</text:p>
          </table:table-cell>
          <table:table-cell office:value-type="currency" office:currency="EUR" office:value="0.188" calcext:value-type="currency">
            <text:p>0.1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63" xlink:type="simple">http://www.mouser.fr/ProductDetail/Molex/22-28-4063</text:a></text:p>
          </table:table-cell>
          <table:table-cell/>
          <table:table-cell table:formula="of:=[.D31]*[.G31]" office:value-type="currency" office:currency="EUR" office:value="0.405" calcext:value-type="currency">
            <text:p>0.41 €</text:p>
          </table:table-cell>
          <table:table-cell table:formula="of:=[.D31]*[.H31]" office:value-type="currency" office:currency="EUR" office:value="0.299" calcext:value-type="currency">
            <text:p>0.30 €</text:p>
          </table:table-cell>
          <table:table-cell table:formula="of:=[.D31]*[.I31]" office:value-type="currency" office:currency="EUR" office:value="0.257" calcext:value-type="currency">
            <text:p>0.26 €</text:p>
          </table:table-cell>
          <table:table-cell table:formula="of:=[.D31]*[.J31]" office:value-type="currency" office:currency="EUR" office:value="0.188" calcext:value-type="currency">
            <text:p>0.19 €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BC2012T4R7M</text:p>
          </table:table-cell>
          <table:table-cell office:value-type="currency" office:currency="EUR" office:value="0.245" calcext:value-type="currency">
            <text:p>0.25 €</text:p>
          </table:table-cell>
          <table:table-cell office:value-type="currency" office:currency="EUR" office:value="0.173" calcext:value-type="currency">
            <text:p>0.17 €</text:p>
          </table:table-cell>
          <table:table-cell office:value-type="currency" office:currency="EUR" office:value="0.143" calcext:value-type="currency">
            <text:p>0.14 €</text:p>
          </table:table-cell>
          <table:table-cell office:value-type="currency" office:currency="EUR" office:value="0.115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aiyo-Yuden/CBC2012T4R7M" xlink:type="simple">http://www.mouser.fr/ProductDetail/Taiyo-Yuden/CBC2012T4R7M</text:a></text:p>
          </table:table-cell>
          <table:table-cell/>
          <table:table-cell table:formula="of:=[.D32]*[.G32]" office:value-type="currency" office:currency="EUR" office:value="0.245" calcext:value-type="currency">
            <text:p>0.25 €</text:p>
          </table:table-cell>
          <table:table-cell table:formula="of:=[.D32]*[.H32]" office:value-type="currency" office:currency="EUR" office:value="0.173" calcext:value-type="currency">
            <text:p>0.17 €</text:p>
          </table:table-cell>
          <table:table-cell table:formula="of:=[.D32]*[.I32]" office:value-type="currency" office:currency="EUR" office:value="0.143" calcext:value-type="currency">
            <text:p>0.14 €</text:p>
          </table:table-cell>
          <table:table-cell table:formula="of:=[.D32]*[.J32]" office:value-type="currency" office:currency="EUR" office:value="0.115" calcext:value-type="currency">
            <text:p>0.12 €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teering_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ring_Assembly</text:p>
          </table:table-cell>
          <table:table-cell office:value-type="string" calcext:value-type="string">
            <text:p>Digital servo DS65HB</text:p>
          </table:table-cell>
          <table:table-cell office:value-type="currency" office:currency="EUR" office:value="9.95" calcext:value-type="currency">
            <text:p>9.95 €</text:p>
          </table:table-cell>
          <table:table-cell table:number-columns-repeated="3" office:value-type="currency" office:currency="EUR" office:value="8.95" calcext:value-type="currency">
            <text:p>8.9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1051</text:p>
          </table:table-cell>
          <table:table-cell/>
          <table:table-cell table:formula="of:=[.D33]*[.G33]" office:value-type="currency" office:currency="EUR" office:value="9.95" calcext:value-type="currency">
            <text:p>9.95 €</text:p>
          </table:table-cell>
          <table:table-cell table:formula="of:=[.D33]*[.H33]" office:value-type="currency" office:currency="EUR" office:value="8.95" calcext:value-type="currency">
            <text:p>8.95 €</text:p>
          </table:table-cell>
          <table:table-cell table:formula="of:=[.D33]*[.I33]" office:value-type="currency" office:currency="EUR" office:value="8.95" calcext:value-type="currency">
            <text:p>8.95 €</text:p>
          </table:table-cell>
          <table:table-cell table:formula="of:=[.D33]*[.J33]" office:value-type="currency" office:currency="EUR" office:value="8.95" calcext:value-type="currency">
            <text:p>8.95 €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3D106KAT2A</text:p>
          </table:table-cell>
          <table:table-cell office:value-type="currency" office:currency="EUR" office:value="0.519" calcext:value-type="currency">
            <text:p>0.52 €</text:p>
          </table:table-cell>
          <table:table-cell office:value-type="currency" office:currency="EUR" office:value="0.366" calcext:value-type="currency">
            <text:p>0.37 €</text:p>
          </table:table-cell>
          <table:table-cell office:value-type="currency" office:currency="EUR" office:value="0.24" calcext:value-type="currency">
            <text:p>0.24 €</text:p>
          </table:table-cell>
          <table:table-cell office:value-type="currency" office:currency="EUR" office:value="0.177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D106KAT2A" xlink:type="simple">http://www.mouser.fr/ProductDetail/AVX/08053D106KAT2A</text:a></text:p>
          </table:table-cell>
          <table:table-cell/>
          <table:table-cell table:formula="of:=[.D34]*[.G34]" office:value-type="currency" office:currency="EUR" office:value="0.519" calcext:value-type="currency">
            <text:p>0.52 €</text:p>
          </table:table-cell>
          <table:table-cell table:formula="of:=[.D34]*[.H34]" office:value-type="currency" office:currency="EUR" office:value="0.366" calcext:value-type="currency">
            <text:p>0.37 €</text:p>
          </table:table-cell>
          <table:table-cell table:formula="of:=[.D34]*[.I34]" office:value-type="currency" office:currency="EUR" office:value="0.24" calcext:value-type="currency">
            <text:p>0.24 €</text:p>
          </table:table-cell>
          <table:table-cell table:formula="of:=[.D34]*[.J34]" office:value-type="currency" office:currency="EUR" office:value="0.177" calcext:value-type="currency">
            <text:p>0.18 €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5008Y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YS75000/" xlink:type="simple">http://www.mouser.fr/ProductDetail/Wurth-Electronics/150080YS75000/</text:a></text:p>
          </table:table-cell>
          <table:table-cell/>
          <table:table-cell table:formula="of:=[.D35]*[.G35]" office:value-type="currency" office:currency="EUR" office:value="0.16" calcext:value-type="currency">
            <text:p>0.16 €</text:p>
          </table:table-cell>
          <table:table-cell table:formula="of:=[.D35]*[.H35]" office:value-type="currency" office:currency="EUR" office:value="0.153" calcext:value-type="currency">
            <text:p>0.15 €</text:p>
          </table:table-cell>
          <table:table-cell table:formula="of:=[.D35]*[.I35]" office:value-type="currency" office:currency="EUR" office:value="0.122" calcext:value-type="currency">
            <text:p>0.12 €</text:p>
          </table:table-cell>
          <table:table-cell table:formula="of:=[.D35]*[.J35]" office:value-type="currency" office:currency="EUR" office:value="0.105" calcext:value-type="currency">
            <text:p>0.11 €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8,R13,R14,R16,R16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CRCW0805330R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330RJNEA" xlink:type="simple">http://www.mouser.fr/ProductDetail/Vishay/CRCW0805330RJNEA</text:a></text:p>
          </table:table-cell>
          <table:table-cell/>
          <table:table-cell table:formula="of:=[.D36]*[.G36]" office:value-type="currency" office:currency="EUR" office:value="0.47" calcext:value-type="currency">
            <text:p>0.47 €</text:p>
          </table:table-cell>
          <table:table-cell table:formula="of:=[.D36]*[.H36]" office:value-type="currency" office:currency="EUR" office:value="0.2" calcext:value-type="currency">
            <text:p>0.20 €</text:p>
          </table:table-cell>
          <table:table-cell table:formula="of:=[.D36]*[.I36]" office:value-type="currency" office:currency="EUR" office:value="0.115" calcext:value-type="currency">
            <text:p>0.12 €</text:p>
          </table:table-cell>
          <table:table-cell table:formula="of:=[.D36]*[.J36]" office:value-type="currency" office:currency="EUR" office:value="0.08" calcext:value-type="currency">
            <text:p>0.08 €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N4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4871</text:p>
          </table:table-cell>
          <table:table-cell office:value-type="string" calcext:value-type="string">
            <text:p>RN4871-V/RM118</text:p>
          </table:table-cell>
          <table:table-cell office:value-type="currency" office:currency="EUR" office:value="7.96" calcext:value-type="currency">
            <text:p>7.96 €</text:p>
          </table:table-cell>
          <table:table-cell office:value-type="currency" office:currency="EUR" office:value="6.63" calcext:value-type="currency">
            <text:p>6.63 €</text:p>
          </table:table-cell>
          <table:table-cell table:number-columns-repeated="2" office:value-type="currency" office:currency="EUR" office:value="6.31" calcext:value-type="currency">
            <text:p>6.3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icrochip-Technology/RN4871-V-RM118" xlink:type="simple">http://www.mouser.fr/ProductDetail/Microchip-Technology/RN4871-V-RM118</text:a></text:p>
          </table:table-cell>
          <table:table-cell/>
          <table:table-cell table:formula="of:=[.D37]*[.G37]" office:value-type="currency" office:currency="EUR" office:value="7.96" calcext:value-type="currency">
            <text:p>7.96 €</text:p>
          </table:table-cell>
          <table:table-cell table:formula="of:=[.D37]*[.H37]" office:value-type="currency" office:currency="EUR" office:value="6.63" calcext:value-type="currency">
            <text:p>6.63 €</text:p>
          </table:table-cell>
          <table:table-cell table:formula="of:=[.D37]*[.I37]" office:value-type="currency" office:currency="EUR" office:value="6.31" calcext:value-type="currency">
            <text:p>6.31 €</text:p>
          </table:table-cell>
          <table:table-cell table:formula="of:=[.D37]*[.J37]" office:value-type="currency" office:currency="EUR" office:value="6.31" calcext:value-type="currency">
            <text:p>6.31 €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adio_UART_Debug1</text:p>
          </table:table-cell>
          <table:table-cell office:value-type="string" calcext:value-type="string">
            <text:p>Pin_Header_Straight_1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4054</text:p>
          </table:table-cell>
          <table:table-cell office:value-type="string" calcext:value-type="string">
            <text:p>22-28-4054</text:p>
          </table:table-cell>
          <table:table-cell office:value-type="currency" office:currency="EUR" office:value="0.387" calcext:value-type="currency">
            <text:p>0.39 €</text:p>
          </table:table-cell>
          <table:table-cell office:value-type="currency" office:currency="EUR" office:value="0.284" calcext:value-type="currency">
            <text:p>0.28 €</text:p>
          </table:table-cell>
          <table:table-cell office:value-type="currency" office:currency="EUR" office:value="0.245" calcext:value-type="currency">
            <text:p>0.25 €</text:p>
          </table:table-cell>
          <table:table-cell office:value-type="currency" office:currency="EUR" office:value="0.178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54" xlink:type="simple">http://www.mouser.fr/ProductDetail/Molex/22-28-4054</text:a></text:p>
          </table:table-cell>
          <table:table-cell/>
          <table:table-cell table:formula="of:=[.D38]*[.G38]" office:value-type="currency" office:currency="EUR" office:value="0.387" calcext:value-type="currency">
            <text:p>0.39 €</text:p>
          </table:table-cell>
          <table:table-cell table:formula="of:=[.D38]*[.H38]" office:value-type="currency" office:currency="EUR" office:value="0.284" calcext:value-type="currency">
            <text:p>0.28 €</text:p>
          </table:table-cell>
          <table:table-cell table:formula="of:=[.D38]*[.I38]" office:value-type="currency" office:currency="EUR" office:value="0.245" calcext:value-type="currency">
            <text:p>0.25 €</text:p>
          </table:table-cell>
          <table:table-cell table:formula="of:=[.D38]*[.J38]" office:value-type="currency" office:currency="EUR" office:value="0.178" calcext:value-type="currency">
            <text:p>0.18 €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coder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5044</text:p>
          </table:table-cell>
          <table:table-cell office:value-type="string" calcext:value-type="string">
            <text:p>22-28-5044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189" calcext:value-type="currency">
            <text:p>0.19 €</text:p>
          </table:table-cell>
          <table:table-cell office:value-type="currency" office:currency="EUR" office:value="0.163" calcext:value-type="currency">
            <text:p>0.16 €</text:p>
          </table:table-cell>
          <table:table-cell office:value-type="currency" office:currency="EUR" office:value="0.119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5044" xlink:type="simple">http://www.mouser.fr/ProductDetail/Molex/22-28-5044</text:a></text:p>
          </table:table-cell>
          <table:table-cell/>
          <table:table-cell table:formula="of:=[.D39]*[.G39]" office:value-type="currency" office:currency="EUR" office:value="0.255" calcext:value-type="currency">
            <text:p>0.26 €</text:p>
          </table:table-cell>
          <table:table-cell table:formula="of:=[.D39]*[.H39]" office:value-type="currency" office:currency="EUR" office:value="0.189" calcext:value-type="currency">
            <text:p>0.19 €</text:p>
          </table:table-cell>
          <table:table-cell table:formula="of:=[.D39]*[.I39]" office:value-type="currency" office:currency="EUR" office:value="0.163" calcext:value-type="currency">
            <text:p>0.16 €</text:p>
          </table:table-cell>
          <table:table-cell table:formula="of:=[.D39]*[.J39]" office:value-type="currency" office:currency="EUR" office:value="0.119" calcext:value-type="currency">
            <text:p>0.12 €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_DFU1,SW_Reset1</text:p>
          </table:table-cell>
          <table:table-cell office:value-type="string" calcext:value-type="string">
            <text:p>SW_SPST_EVQQ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VQ-Q2F03W</text:p>
          </table:table-cell>
          <table:table-cell office:value-type="currency" office:currency="EUR" office:value="0.377" calcext:value-type="currency">
            <text:p>0.38 €</text:p>
          </table:table-cell>
          <table:table-cell office:value-type="currency" office:currency="EUR" office:value="0.256" calcext:value-type="currency">
            <text:p>0.26 €</text:p>
          </table:table-cell>
          <table:table-cell office:value-type="currency" office:currency="EUR" office:value="0.222" calcext:value-type="currency">
            <text:p>0.22 €</text:p>
          </table:table-cell>
          <table:table-cell office:value-type="currency" office:currency="EUR" office:value="0.176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Panasonic/EVQ-Q2F03W" xlink:type="simple">http://www.mouser.fr/ProductDetail/Panasonic/EVQ-Q2F03W</text:a></text:p>
          </table:table-cell>
          <table:table-cell/>
          <table:table-cell table:formula="of:=[.D40]*[.G40]" office:value-type="currency" office:currency="EUR" office:value="0.754" calcext:value-type="currency">
            <text:p>0.75 €</text:p>
          </table:table-cell>
          <table:table-cell table:formula="of:=[.D40]*[.H40]" office:value-type="currency" office:currency="EUR" office:value="0.512" calcext:value-type="currency">
            <text:p>0.51 €</text:p>
          </table:table-cell>
          <table:table-cell table:formula="of:=[.D40]*[.I40]" office:value-type="currency" office:currency="EUR" office:value="0.444" calcext:value-type="currency">
            <text:p>0.44 €</text:p>
          </table:table-cell>
          <table:table-cell table:formula="of:=[.D40]*[.J40]" office:value-type="currency" office:currency="EUR" office:value="0.352" calcext:value-type="currency">
            <text:p>0.35 €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ONT_MH1,FRONT_MH2</text:p>
          </table:table-cell>
          <table:table-cell office:value-type="string" calcext:value-type="string">
            <text:p>MountingHole_3.2mm_M3_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41]*[.G41]" office:value-type="currency" office:currency="EUR" office:value="0" calcext:value-type="currency">
            <text:p>0.00 €</text:p>
          </table:table-cell>
          <table:table-cell table:formula="of:=[.D41]*[.H41]" office:value-type="currency" office:currency="EUR" office:value="0" calcext:value-type="currency">
            <text:p>0.00 €</text:p>
          </table:table-cell>
          <table:table-cell table:formula="of:=[.D41]*[.I41]" office:value-type="currency" office:currency="EUR" office:value="0" calcext:value-type="currency">
            <text:p>0.00 €</text:p>
          </table:table-cell>
          <table:table-cell table:formula="of:=[.D41]*[.J41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AdaCore_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42]*[.G42]" office:value-type="currency" office:currency="EUR" office:value="0" calcext:value-type="currency">
            <text:p>0.00 €</text:p>
          </table:table-cell>
          <table:table-cell table:formula="of:=[.D42]*[.H42]" office:value-type="currency" office:currency="EUR" office:value="0" calcext:value-type="currency">
            <text:p>0.00 €</text:p>
          </table:table-cell>
          <table:table-cell table:formula="of:=[.D42]*[.I42]" office:value-type="currency" office:currency="EUR" office:value="0" calcext:value-type="currency">
            <text:p>0.00 €</text:p>
          </table:table-cell>
          <table:table-cell table:formula="of:=[.D42]*[.J42]" office:value-type="currency" office:currency="EUR" office:value="0" calcext:value-type="currency">
            <text:p>0.00 €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2, D4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0080R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RS75000" xlink:type="simple">http://www.mouser.fr/ProductDetail/Wurth-Electronics/150080RS75000</text:a></text:p>
          </table:table-cell>
          <table:table-cell/>
          <table:table-cell table:formula="of:=[.D43]*[.G43]" office:value-type="currency" office:currency="EUR" office:value="0.32" calcext:value-type="currency">
            <text:p>0.32 €</text:p>
          </table:table-cell>
          <table:table-cell table:formula="of:=[.D43]*[.H43]" office:value-type="currency" office:currency="EUR" office:value="0.306" calcext:value-type="currency">
            <text:p>0.31 €</text:p>
          </table:table-cell>
          <table:table-cell table:formula="of:=[.D43]*[.I43]" office:value-type="currency" office:currency="EUR" office:value="0.244" calcext:value-type="currency">
            <text:p>0.24 €</text:p>
          </table:table-cell>
          <table:table-cell table:formula="of:=[.D43]*[.J43]" office:value-type="currency" office:currency="EUR" office:value="0.21" calcext:value-type="currency">
            <text:p>0.21 €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3, D5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0080V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VS75000" xlink:type="simple">http://www.mouser.fr/ProductDetail/Wurth-Electronics/150080VS75000</text:a></text:p>
          </table:table-cell>
          <table:table-cell/>
          <table:table-cell table:formula="of:=[.D44]*[.G44]" office:value-type="currency" office:currency="EUR" office:value="0.32" calcext:value-type="currency">
            <text:p>0.32 €</text:p>
          </table:table-cell>
          <table:table-cell table:formula="of:=[.D44]*[.H44]" office:value-type="currency" office:currency="EUR" office:value="0.306" calcext:value-type="currency">
            <text:p>0.31 €</text:p>
          </table:table-cell>
          <table:table-cell table:formula="of:=[.D44]*[.I44]" office:value-type="currency" office:currency="EUR" office:value="0.244" calcext:value-type="currency">
            <text:p>0.24 €</text:p>
          </table:table-cell>
          <table:table-cell table:formula="of:=[.D44]*[.J44]" office:value-type="currency" office:currency="EUR" office:value="0.21" calcext:value-type="currency">
            <text:p>0.21 €</text:p>
          </table:table-cell>
        </table:table-row>
        <table:table-row table:style-name="ro1">
          <table:table-cell/>
          <table:table-cell office:value-type="string" calcext:value-type="string">
            <text:p>P1, P2, P3, P4</text:p>
          </table:table-cell>
          <table:table-cell office:value-type="string" calcext:value-type="string">
            <text:p>Arduino female hea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olu #1035</text:p>
          </table:table-cell>
          <table:table-cell office:value-type="currency" office:currency="EUR" office:value="1.95" calcext:value-type="currency">
            <text:p>1.95 €</text:p>
          </table:table-cell>
          <table:table-cell table:number-columns-repeated="3" office:value-type="currency" office:currency="EUR" office:value="1.76" calcext:value-type="currency">
            <text:p>1.76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1035</text:p>
          </table:table-cell>
          <table:table-cell/>
          <table:table-cell table:formula="of:=[.D45]*[.G45]" office:value-type="currency" office:currency="EUR" office:value="1.95" calcext:value-type="currency">
            <text:p>1.95 €</text:p>
          </table:table-cell>
          <table:table-cell table:formula="of:=[.D45]*[.H45]" office:value-type="currency" office:currency="EUR" office:value="1.76" calcext:value-type="currency">
            <text:p>1.76 €</text:p>
          </table:table-cell>
          <table:table-cell table:formula="of:=[.D45]*[.I45]" office:value-type="currency" office:currency="EUR" office:value="1.76" calcext:value-type="currency">
            <text:p>1.76 €</text:p>
          </table:table-cell>
          <table:table-cell table:formula="of:=[.D45]*[.J45]" office:value-type="currency" office:currency="EUR" office:value="1.76" calcext:value-type="currency">
            <text:p>1.76 €</text:p>
          </table:table-cell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DP3T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203013MT8QN1</text:p>
          </table:table-cell>
          <table:table-cell table:style-name="ce3" office:value-type="string" calcext:value-type="string">
            <text:p>611-OS203013MT8QN1 </text:p>
          </table:table-cell>
          <table:table-cell table:number-columns-repeated="2" office:value-type="currency" office:currency="EUR" office:value="0.42" calcext:value-type="currency">
            <text:p>0.42 €</text:p>
          </table:table-cell>
          <table:table-cell table:number-columns-repeated="2" office:value-type="currency" office:currency="EUR" office:value="0.349" calcext:value-type="currency">
            <text:p>0.3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CK-Components/0S203013MT8QN1/?qs=sGAEpiMZZMtHXLepoqNyVUFmDvSWaaev94Lz7sLQd5M%3D" xlink:type="simple">http://www.mouser.fr/ProductDetail/CK-Components/0S203013MT8QN1/?qs=sGAEpiMZZMtHXLepoqNyVUFmDvSWaaev94Lz7sLQd5M%3d</text:a></text:p>
          </table:table-cell>
          <table:table-cell/>
          <table:table-cell table:formula="of:=[.D46]*[.G46]" office:value-type="currency" office:currency="EUR" office:value="0.42" calcext:value-type="currency">
            <text:p>0.42 €</text:p>
          </table:table-cell>
          <table:table-cell table:formula="of:=[.D46]*[.H46]" office:value-type="currency" office:currency="EUR" office:value="0.42" calcext:value-type="currency">
            <text:p>0.42 €</text:p>
          </table:table-cell>
          <table:table-cell table:formula="of:=[.D46]*[.I46]" office:value-type="currency" office:currency="EUR" office:value="0.349" calcext:value-type="currency">
            <text:p>0.35 €</text:p>
          </table:table-cell>
          <table:table-cell table:formula="of:=[.D46]*[.J46]" office:value-type="currency" office:currency="EUR" office:value="0.349" calcext:value-type="currency">
            <text:p>0.35 €</text:p>
          </table:table-cell>
        </table:table-row>
        <table:table-row table:style-name="ro1">
          <table:table-cell table:number-columns-repeated="13"/>
          <table:table-cell table:formula="of:=[.D47]*[.G47]" office:value-type="currency" office:currency="EUR" office:value="0" calcext:value-type="currency">
            <text:p>0.00 €</text:p>
          </table:table-cell>
          <table:table-cell table:formula="of:=[.D47]*[.H47]" office:value-type="currency" office:currency="EUR" office:value="0" calcext:value-type="currency">
            <text:p>0.00 €</text:p>
          </table:table-cell>
          <table:table-cell table:formula="of:=[.D47]*[.I47]" office:value-type="currency" office:currency="EUR" office:value="0" calcext:value-type="currency">
            <text:p>0.00 €</text:p>
          </table:table-cell>
          <table:table-cell table:formula="of:=[.D47]*[.J47]" office:value-type="currency" office:currency="EUR" office:value="0" calcext:value-type="currency">
            <text:p>0.00 €</text:p>
          </table:table-cell>
        </table:table-row>
        <table:table-row table:style-name="ro3">
          <table:table-cell/>
          <table:table-cell office:value-type="string" calcext:value-type="string">
            <text:p>Encoder:</text:p>
          </table:table-cell>
          <table:table-cell table:number-columns-repeated="11"/>
          <table:table-cell table:formula="of:=[.D48]*[.G48]" office:value-type="currency" office:currency="EUR" office:value="0" calcext:value-type="currency">
            <text:p>0.00 €</text:p>
          </table:table-cell>
          <table:table-cell table:formula="of:=[.D48]*[.H48]" office:value-type="currency" office:currency="EUR" office:value="0" calcext:value-type="currency">
            <text:p>0.00 €</text:p>
          </table:table-cell>
          <table:table-cell table:formula="of:=[.D48]*[.I48]" office:value-type="currency" office:currency="EUR" office:value="0" calcext:value-type="currency">
            <text:p>0.00 €</text:p>
          </table:table-cell>
          <table:table-cell table:formula="of:=[.D48]*[.J48]" office:value-type="currency" office:currency="EUR" office:value="0" calcext:value-type="currency">
            <text:p>0.00 €</text:p>
          </table:table-cell>
        </table:table-row>
        <table:table-row table:style-name="ro2">
          <table:table-cell/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Seeed Fusion 1.6mm 1oz. ENIG</text:p>
          </table:table-cell>
          <table:table-cell office:value-type="currency" office:currency="EUR" office:value="6.2" calcext:value-type="currency">
            <text:p>6.20 €</text:p>
          </table:table-cell>
          <table:table-cell office:value-type="currency" office:currency="EUR" office:value="3.1" calcext:value-type="currency">
            <text:p>3.10 €</text:p>
          </table:table-cell>
          <table:table-cell office:value-type="currency" office:currency="EUR" office:value="0.85" calcext:value-type="currency">
            <text:p>0.85 €</text:p>
          </table:table-cell>
          <table:table-cell office:value-type="currency" office:currency="EUR" office:value="0.44" calcext:value-type="currency">
            <text:p>0.44 €</text:p>
          </table:table-cell>
          <table:table-cell office:value-type="string" calcext:value-type="string">
            <text:p>Seeed</text:p>
          </table:table-cell>
          <table:table-cell office:value-type="string" calcext:value-type="string">
            <text:p>https://www.seeedstudio.com/fusion_pcb.html</text:p>
          </table:table-cell>
          <table:table-cell/>
          <table:table-cell table:formula="of:=[.D49]*[.G49]" office:value-type="currency" office:currency="EUR" office:value="0" calcext:value-type="currency">
            <text:p>0.00 €</text:p>
          </table:table-cell>
          <table:table-cell table:formula="of:=[.D49]*[.H49]" office:value-type="currency" office:currency="EUR" office:value="0" calcext:value-type="currency">
            <text:p>0.00 €</text:p>
          </table:table-cell>
          <table:table-cell table:formula="of:=[.D49]*[.I49]" office:value-type="currency" office:currency="EUR" office:value="0" calcext:value-type="currency">
            <text:p>0.00 €</text:p>
          </table:table-cell>
          <table:table-cell table:formula="of:=[.D49]*[.J49]" office:value-type="currency" office:currency="EUR" office:value="0" calcext:value-type="currency">
            <text:p>0.00 €</text:p>
          </table:table-cell>
        </table:table-row>
        <table:table-row table:style-name="ro2">
          <table:table-cell/>
          <table:table-cell office:value-type="string" calcext:value-type="string">
            <text:p>Hall effect latching to-92</text:p>
          </table:table-cell>
          <table:table-cell office:value-type="string" calcext:value-type="string">
            <text:p>TO-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V5013AGQLPG</text:p>
          </table:table-cell>
          <table:table-cell office:value-type="currency" office:currency="EUR" office:value="0.83" calcext:value-type="currency">
            <text:p>0.83 €</text:p>
          </table:table-cell>
          <table:table-cell office:value-type="currency" office:currency="EUR" office:value="0.751" calcext:value-type="currency">
            <text:p>0.75 €</text:p>
          </table:table-cell>
          <table:table-cell office:value-type="currency" office:currency="EUR" office:value="0.586" calcext:value-type="currency">
            <text:p>0.59 €</text:p>
          </table:table-cell>
          <table:table-cell office:value-type="currency" office:currency="EUR" office:value="0.484" calcext:value-type="currency">
            <text:p>0.4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exas-Instruments/DRV5013AGQLPG" xlink:type="simple">http://www.mouser.fr/ProductDetail/Texas-Instruments/DRV5013AGQLPG</text:a></text:p>
          </table:table-cell>
          <table:table-cell/>
          <table:table-cell table:formula="of:=[.D50]*[.G50]" office:value-type="currency" office:currency="EUR" office:value="1.66" calcext:value-type="currency">
            <text:p>1.66 €</text:p>
          </table:table-cell>
          <table:table-cell table:formula="of:=[.D50]*[.H50]" office:value-type="currency" office:currency="EUR" office:value="1.502" calcext:value-type="currency">
            <text:p>1.50 €</text:p>
          </table:table-cell>
          <table:table-cell table:formula="of:=[.D50]*[.I50]" office:value-type="currency" office:currency="EUR" office:value="1.172" calcext:value-type="currency">
            <text:p>1.17 €</text:p>
          </table:table-cell>
          <table:table-cell table:formula="of:=[.D50]*[.J50]" office:value-type="currency" office:currency="EUR" office:value="0.968" calcext:value-type="currency">
            <text:p>0.97 €</text:p>
          </table:table-cell>
        </table:table-row>
        <table:table-row table:style-name="ro3">
          <table:table-cell/>
          <table:table-cell office:value-type="string" calcext:value-type="string">
            <text:p>Hall effect latching to-92</text:p>
          </table:table-cell>
          <table:table-cell office:value-type="string" calcext:value-type="string">
            <text:p>TO-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V5013AGQDBZR</text:p>
          </table:table-cell>
          <table:table-cell office:value-type="currency" office:currency="EUR" office:value="0.83" calcext:value-type="currency">
            <text:p>0.83 €</text:p>
          </table:table-cell>
          <table:table-cell office:value-type="currency" office:currency="EUR" office:value="0.732" calcext:value-type="currency">
            <text:p>0.73 €</text:p>
          </table:table-cell>
          <table:table-cell office:value-type="currency" office:currency="EUR" office:value="0.561" calcext:value-type="currency">
            <text:p>0.56 €</text:p>
          </table:table-cell>
          <table:table-cell office:value-type="currency" office:currency="EUR" office:value="0.289" calcext:value-type="currency">
            <text:p>0.2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exas-Instruments/DRV5013AGQDBZR" xlink:type="simple">http://www.mouser.fr/ProductDetail/Texas-Instruments/DRV5013AGQDBZR</text:a></text:p>
          </table:table-cell>
          <table:table-cell/>
          <table:table-cell table:formula="of:=[.D51]*[.G51]" office:value-type="currency" office:currency="EUR" office:value="1.66" calcext:value-type="currency">
            <text:p>1.66 €</text:p>
          </table:table-cell>
          <table:table-cell table:formula="of:=[.D51]*[.H51]" office:value-type="currency" office:currency="EUR" office:value="1.464" calcext:value-type="currency">
            <text:p>1.46 €</text:p>
          </table:table-cell>
          <table:table-cell table:formula="of:=[.D51]*[.I51]" office:value-type="currency" office:currency="EUR" office:value="1.122" calcext:value-type="currency">
            <text:p>1.12 €</text:p>
          </table:table-cell>
          <table:table-cell table:formula="of:=[.D51]*[.J51]" office:value-type="currency" office:currency="EUR" office:value="0.578" calcext:value-type="currency">
            <text:p>0.58 €</text:p>
          </table:table-cell>
        </table:table-row>
        <table:table-row table:style-name="ro3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10K0JNEA" xlink:type="simple">http://www.mouser.fr/ProductDetail/Vishay/CRCW080510K0JNEA</text:a></text:p>
          </table:table-cell>
          <table:table-cell/>
          <table:table-cell table:formula="of:=[.D52]*[.G52]" office:value-type="currency" office:currency="EUR" office:value="0.188" calcext:value-type="currency">
            <text:p>0.19 €</text:p>
          </table:table-cell>
          <table:table-cell table:formula="of:=[.D52]*[.H52]" office:value-type="currency" office:currency="EUR" office:value="0.08" calcext:value-type="currency">
            <text:p>0.08 €</text:p>
          </table:table-cell>
          <table:table-cell table:formula="of:=[.D52]*[.I52]" office:value-type="currency" office:currency="EUR" office:value="0.046" calcext:value-type="currency">
            <text:p>0.05 €</text:p>
          </table:table-cell>
          <table:table-cell table:formula="of:=[.D52]*[.J52]" office:value-type="currency" office:currency="EUR" office:value="0.032" calcext:value-type="currency">
            <text:p>0.03 €</text:p>
          </table:table-cell>
        </table:table-row>
        <table:table-row table:style-name="ro3">
          <table:table-cell/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3C104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4KAT2A" xlink:type="simple">http://www.mouser.fr/ProductDetail/AVX/08053C104KAT2A</text:a></text:p>
          </table:table-cell>
          <table:table-cell/>
          <table:table-cell table:formula="of:=[.D53]*[.G53]" office:value-type="currency" office:currency="EUR" office:value="0.094" calcext:value-type="currency">
            <text:p>0.09 €</text:p>
          </table:table-cell>
          <table:table-cell table:formula="of:=[.D53]*[.H53]" office:value-type="currency" office:currency="EUR" office:value="0.094" calcext:value-type="currency">
            <text:p>0.09 €</text:p>
          </table:table-cell>
          <table:table-cell table:formula="of:=[.D53]*[.I53]" office:value-type="currency" office:currency="EUR" office:value="0.016" calcext:value-type="currency">
            <text:p>0.02 €</text:p>
          </table:table-cell>
          <table:table-cell table:formula="of:=[.D53]*[.J53]" office:value-type="currency" office:currency="EUR" office:value="0.01" calcext:value-type="currency">
            <text:p>0.01 €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  <table:table-cell table:formula="of:=[.D55]*[.G55]" office:value-type="currency" office:currency="EUR" office:value="0" calcext:value-type="currency">
            <text:p>0.00 €</text:p>
          </table:table-cell>
          <table:table-cell table:formula="of:=[.D55]*[.H55]" office:value-type="currency" office:currency="EUR" office:value="0" calcext:value-type="currency">
            <text:p>0.00 €</text:p>
          </table:table-cell>
          <table:table-cell table:formula="of:=[.D55]*[.I55]" office:value-type="currency" office:currency="EUR" office:value="0" calcext:value-type="currency">
            <text:p>0.00 €</text:p>
          </table:table-cell>
          <table:table-cell table:formula="of:=[.D55]*[.J55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N56]" office:value-type="currency" office:currency="EUR" office:value="172.821" calcext:value-type="currency">
            <text:p>172.82 €</text:p>
          </table:table-cell>
          <table:table-cell table:formula="of:=[.O56]" office:value-type="currency" office:currency="EUR" office:value="152.84" calcext:value-type="currency">
            <text:p>152.84 €</text:p>
          </table:table-cell>
          <table:table-cell table:formula="of:=[.P56]" office:value-type="currency" office:currency="EUR" office:value="127.483" calcext:value-type="currency">
            <text:p>127.48 €</text:p>
          </table:table-cell>
          <table:table-cell table:formula="of:=[.Q56]" office:value-type="currency" office:currency="EUR" office:value="119.743" calcext:value-type="currency">
            <text:p>119.74 €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N2:.N55])" office:value-type="currency" office:currency="EUR" office:value="172.821" calcext:value-type="currency">
            <text:p>172.82 €</text:p>
          </table:table-cell>
          <table:table-cell table:formula="of:=SUM([.O2:.O55])" office:value-type="currency" office:currency="EUR" office:value="152.84" calcext:value-type="currency">
            <text:p>152.84 €</text:p>
          </table:table-cell>
          <table:table-cell table:formula="of:=SUM([.P2:.P55])" office:value-type="currency" office:currency="EUR" office:value="127.483" calcext:value-type="currency">
            <text:p>127.48 €</text:p>
          </table:table-cell>
          <table:table-cell table:formula="of:=SUM([.Q2:.Q55])" office:value-type="currency" office:currency="EUR" office:value="119.743" calcext:value-type="currency">
            <text:p>119.74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6:12:48.618641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3-28T16:00:48.640395837</dc:date>
    <meta:editing-duration>PT21H8M35S</meta:editing-duration>
    <meta:editing-cycles>21</meta:editing-cycles>
    <meta:document-statistic meta:table-count="1" meta:cell-count="805" meta:object-count="0"/>
  </office:meta>
</office:document-meta>
</file>